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0385" officeooo:paragraph-rsid="00180385" style:font-size-asian="16pt" style:font-weight-asian="bold" style:font-size-complex="16pt" style:font-weight-complex="bold"/>
    </style:style>
    <style:style style:name="P2" style:family="paragraph" style:parent-style-name="Standard">
      <style:paragraph-properties fo:line-height="200%" fo:text-align="start" style:justify-single-word="false"/>
      <style:text-properties fo:font-size="12pt" fo:font-weight="bold" officeooo:rsid="0018d6eb" officeooo:paragraph-rsid="0018d6eb" style:font-size-asian="12pt" style:font-weight-asian="bold" style:font-size-complex="12pt" style:font-weight-complex="bold"/>
    </style:style>
    <style:style style:name="P3" style:family="paragraph" style:parent-style-name="Standard">
      <style:paragraph-properties fo:line-height="200%" fo:text-align="start" style:justify-single-word="false"/>
      <style:text-properties fo:font-size="12pt" fo:font-weight="normal" officeooo:rsid="00180385" officeooo:paragraph-rsid="00180385" style:font-size-asian="12pt" style:font-weight-asian="normal" style:font-size-complex="12pt" style:font-weight-complex="normal"/>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Open Sans" fo:font-size="11pt" fo:font-style="italic" style:text-underline-style="none" fo:font-weight="normal" style:text-blinking="false" fo:background-color="transparent"/>
    </style:style>
    <style:style style:name="P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7" style:family="paragraph" style:parent-style-name="Text_20_body">
      <style:paragraph-properties fo:margin-left="1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Open Sans" fo:font-size="11pt" fo:font-style="italic" style:text-underline-style="none" fo:font-weight="normal" style:text-blinking="false" fo:background-color="transparent"/>
    </style:style>
    <style:style style:name="T1" style:family="text">
      <style:text-properties style:text-position="super 58%"/>
    </style:style>
    <style:style style:name="T2" style:family="text">
      <style:text-properties officeooo:rsid="0018d6e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Standard"/>
      <text:p text:style-name="P1">Final Project Proposal – How Has Regulation Affected Auto Manufacturers?</text:p>
      <text:p text:style-name="P1"/>
      <text:p text:style-name="P3"><text:span text:style-name="T3">Demographic:</text:span> This project will appeal to anyone who is interested in the effect that worldwide pollution regulation has had on the way that manufactures in the automotive and/or transportation industry now engineer their vehicles. Visualizations will be targeted to environmental activists, political policy advocates, lobbyists, manufacturer representatives, consumers, engineers, and engineering students. The audience for this project is broad, because the same information can drive decision-making across many domains. For activists, and political policy advocates, and lobbyists, these visualizations will assist them in spreading awareness about how the manufacturers have responded to – or failed to – policy decisions from governmental authorities. For manufacturers representatives and consumers, this project should give them some <text:span text:style-name="T2">situational awareness about how each of the manufacturers have performed against their peers. This could be used to help them make informed decisions about what to produce, or what to buy. </text:span><text:s/></text:p>
      <text:p text:style-name="P3"/>
      <text:p text:style-name="P3"><text:span text:style-name="T3">Main Question:</text:span> In the latter part of the 20<text:span text:style-name="T1">th</text:span> century, the worldwide community responded to growing concerns about air pollution by regulating the automotive industry. This has had an impact on <text:span text:style-name="T2">the way that vehicles are manufactured. Engines are becoming smaller and more fuel efficient, and vehicles are constructed using materials that are much lighter. The obvious benefit to consumers is that the vehicles are becoming more fuel efficient, while also causing less air pollution. This has caused challenges for manufacturers in the form of increased costs to research and develop new technologies, metallurgic compounds. This has also driven advances in the lubricants and other components that support the engines and other failure-prone components of the vehicles, but at high cost to the industry. For consumers, the main challenge has been that the average useful lifespan of each vehicle is getting </text:span><text:soft-page-break/><text:span text:style-name="T2">shorter, and they are harder and more expensive to maintain. However, for some manufacturers, the challenge of creating lower-impact vehicles has given them a platform to innovate. The main objective of the project is to attempt to highlight the innovators in the market. </text:span></text:p>
      <text:p text:style-name="P3"/>
      <text:p text:style-name="P2">Aesthetic Approach: <text:span text:style-name="T4">This project will utilize visualizations across several different facets of design. Interactive maps will show regional and spatial dependence of innovation, and how each area of the world is responding to the challenge of creating more efficient designs. More familiar line or bar charts will show potential time-series relationships of mpg, engine-size, lifespan, and other such variables which tell the story of how well each manufacturer or region is responding to the challenge. Other visualizations, such as “snakey” plots could show how different manufacturers have fared the challenge, whether that would be survival, merger, or failure. <text:s/></text:span></text:p>
      <text:p text:style-name="P2"><text:span text:style-name="T4"/></text:p>
      <text:p text:style-name="P2">Behaviors: <text:span text:style-name="T4">The visualizations will allow the user to filter and aggregate different groups of manufacturers, get mouse-over statistics for each data point. For the map-based plots, users will be able to group manufacturers into countries, countries into regions, and regions into classes of regulation and compliance. Snakey-plots should allow for filtering of different types of manufacturers based on their outcomes. The other charts should allow for some filtering, aggregations, etc.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22:39:08.733074434</meta:creation-date>
    <dc:date>2022-04-12T23:12:22.136279508</dc:date>
    <meta:editing-duration>PT2M32S</meta:editing-duration>
    <meta:editing-cycles>1</meta:editing-cycles>
    <meta:document-statistic meta:table-count="0" meta:image-count="0" meta:object-count="0" meta:page-count="2" meta:paragraph-count="5" meta:word-count="503" meta:character-count="3438" meta:non-whitespace-character-count="2931"/>
    <meta:generator>LibreOffice/6.4.7.2$Linux_X86_64 LibreOffice_project/40$Build-2</meta:generator>
  </office:meta>
</office:document-meta>
</file>